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8-09_07-29-5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2023-08-09_00-54-01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8-08_21-02-3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8" office:value-type="string">
            <text:p>2023-08-09_12-56-07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09_07-32-27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8" office:value-type="string">
            <text:p>2023-08-08_18-18-50_000.mp4</text:p>
          </table:table-cell>
          <table:table-cell table:style-name="ce26" office:value-type="string">
            <text:p>:VIDEO / @自室 / 記録 / jap.flute / 演奏、play / R=1 / genre=record,for=mouth-shape:dai-kan:h-3;chuu-kan:h-4,file-piece-id=~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record,for=mouth-shape:dai-kan:h-3;chuu-kan:h-4,file-piece-id=~,session=hour-18,other=~ / follow~">
            <text:p>:VIDEO / @自室 / 記録 / jap.flute / 演奏、play / R=1 / genre=record,for=mouth-shape:dai-kan:h-3;chuu-kan:h-4,file-piece-id=~,session=hour-18,other=~ / follow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8-08_21-02-28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09_11-17-05_000.jpg</text:p>
          </table:table-cell>
          <table:table-cell table:style-name="ce26" office:value-type="string">
            <text:p>:m 1*2 RES / JVEMV6 64#325_shizen_torae_ezaki / 『自然を捉えなおす　競争とつながりの生態学』 著者=江崎保男,校注=~ / p.ⅲ / w=常緑照葉樹林；,topic=~,publisher=~,other=memo+:常緑照葉樹林;memo+:常緑広葉；ske+:クヌギ、コナラ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1*2 RES / JVEMV6 64#325_shizen_torae_ezaki / 『自然を捉えなおす　競争とつながりの生態学』 著者=江崎保男,校注=~ / p.ⅲ / w=常緑照葉樹林；,topic=~,publisher=~,other=memo+:常緑照葉樹林;memo+:常緑広葉；ske+:クヌギ、コナラ;">
            <text:p>:m 1*2 RES / JVEMV6 64#325_shizen_torae_ezaki / 『自然を捉えなおす　競争とつながりの生態学』 著者=江崎保男,校注=~ / p.ⅲ / w=常緑照葉樹林；,topic=~,publisher=~,other=memo+:常緑照葉樹林;memo+:常緑広葉；ske+:クヌギ、コナラ;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8-09_11-17-28_000.jpg</text:p>
          </table:table-cell>
          <table:table-cell table:style-name="ce26" office:value-type="string">
            <text:p>:m 2*2 RES / JVEMV6 64#325_shizen_torae_ezaki / 『自然を捉えなおす　競争とつながりの生態学』 著者=江崎保男,校注=~ / p.ⅲ / w=；,topic=~,publisher=~,other=memo+:常緑樹；ske+:タブノキ。葉っぱ；ske+:コナラ。樹皮；map+:豊岡市；map+:東根市。八幡市；map+:伊吹山。木曽川。中央アルプス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2*2 RES / JVEMV6 64#325_shizen_torae_ezaki / 『自然を捉えなおす　競争とつながりの生態学』 著者=江崎保男,校注=~ / p.ⅲ / w=；,topic=~,publisher=~,other=memo+:常緑樹；ske+:タブノキ。葉っぱ；ske+:コナラ。樹皮；map+:豊岡市；map+:東根市。八幡市；map+:伊吹山。木曽川。中央アルプス">
            <text:p>:m 2*2 RES / JVEMV6 64#325_shizen_torae_ezaki / 『自然を捉えなおす　競争とつながりの生態学』 著者=江崎保男,校注=~ / p.ⅲ / w=；,topic=~,publisher=~,other=memo+:常緑樹；ske+:タブノキ。葉っぱ；ske+:コナラ。樹皮；map+:豊岡市；map+:東根市。八幡市；map+:伊吹山。木曽川。中央アルプス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9">2023/08/09</text:date>, <text:time>17:40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9T17:40:56.46</dc:date>
    <dc:creator>岩淵 謙</dc:creator>
    <meta:editing-duration>P58DT2H51M49S</meta:editing-duration>
    <meta:editing-cycles>19399</meta:editing-cycles>
    <meta:document-statistic meta:table-count="2" meta:cell-count="917" meta:object-count="0"/>
    <meta:user-defined meta:name="qrichtext">1</meta:user-defined>
  </office:meta>
</office:document-meta>
</file>